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rg File 1</text:title></text:p>
      <text:p text:style-name="OrgTitle"/>
      <text:p text:style-name="OrgSubtitle"><text:initial-creator>fernando@theforc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431039">1. Intro</text:a></text:p>
          <text:p text:style-name="Contents_20_1"><text:a xlink:type="simple" xlink:href="#orga4f4aac">2. Examples</text:a></text:p>
          <text:p text:style-name="Contents_20_2"><text:a xlink:type="simple" xlink:href="#orgfede05b">2.1. TypeScript</text:a></text:p>
          <text:p text:style-name="Contents_20_1"><text:a xlink:type="simple" xlink:href="#org78a9397">3. Conclusion</text:a></text:p>
        </text:index-body>
      </text:table-of-content>
      <text:h text:style-name="Heading_20_1" text:outline-level="1" text:is-list-header="false">
<text:bookmark-start text:name="OrgXref.orgd431039"/>
<text:bookmark text:name="orgd431039"/>Intro
<text:bookmark-end text:name="OrgXref.orgd431039"/></text:h>
      <text:p text:style-name="Text_20_body">An example org file to test and try stuff.
</text:p>
      <text:p text:style-name="Text_20_body">Some <text:span text:style-name="OrgCode">/foo/gi</text:span> verbatim. 2² and 2<text:span text:style-name="OrgSubscript">2</text:span> θ πd
</text:p>
      <text:h text:style-name="Heading_20_1" text:outline-level="1" text:is-list-header="false">
<text:bookmark-start text:name="OrgXref.orga4f4aac"/>
<text:bookmark text:name="orga4f4aac"/>Examples
<text:bookmark-end text:name="OrgXref.orga4f4aac"/></text:h>
      <text:h text:style-name="Heading_20_2" text:outline-level="2" text:is-list-header="false">
<text:bookmark-start text:name="OrgXref.orgfede05b"/>
<text:bookmark text:name="orgfede05b"/>TypeScript
<text:bookmark-end text:name="OrgXref.orgfede05b"/></text:h>
      <text:p text:style-name="OrgSrcBlock"><text:span text:style-name="OrgSrcFontLockKeywordFace">interface</text:span><text:s/><text:span text:style-name="OrgSrcFontLockTypeFace">MyObj</text:span><text:s/>{</text:p>
      <text:p text:style-name="OrgSrcBlock"><text:s/><text:s/><text:s/><text:s/>[name:<text:s/><text:span text:style-name="OrgSrcFontLockKeywordFace">number</text:span>]:<text:s/><text:span text:style-name="OrgSrcFontLockKeywordFace">number</text:span>;</text:p>
      <text:p text:style-name="OrgSrcBlockLastLine">}</text:p>
      <text:p text:style-name="Text_20_body">This is a fine verse:
</text:p>
      <text:p text:style-name="OrgVerse">Great clouds overhead<text:line-break/>
Tiny black birds rise and fall<text:line-break/>
Snow covers Emacs<text:line-break/>
<text:line-break/>
—AlexSchroeder<text:line-break/>
</text:p>
      <text:p text:style-name="Text_20_body">And this, a most fine quote from Albert Einstein:
</text:p>
      <text:p text:style-name="Quotations">Everything should be made as simple as possible, but not any simpler.
</text:p>
      <text:p text:style-name="Quotations">—Albert Einstein
</text:p>
      <text:p text:style-name="Text_20_body">And some centered text:
</text:p>
      <text:p text:style-name="OrgCenter">It is better to remain silent at the risk of being thought a fool, than to talk and remove all doubt of it.
</text:p>
      <text:h text:style-name="Heading_20_1" text:outline-level="1" text:is-list-header="false">
<text:bookmark-start text:name="OrgXref.org78a9397"/>
<text:bookmark text:name="org78a9397"/>Conclusion
<text:bookmark-end text:name="OrgXref.org78a9397"/></text:h>
      <text:p text:style-name="Text_20_body">This is the end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3f3f3f" fo:padding="0.049cm" fo:border="0.51pt solid #000000" style:shadow="none">
        <style:background-image/>
      </style:paragraph-properties>
      <style:text-properties fo:color="#dcdccc"/>
    </style:style>
    <style:style style:name="OrgSrcFontLockTypeFace" style:family="text">
      <style:text-properties fo:color="#7cb8bb"/>
    </style:style>
    <style:style style:name="OrgSrcFontLockKeywordFace" style:family="text">
      <style:text-properties fo:color="#f0dfa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05-18T18:52:23</dc:date>
    <meta:creation-date>2020-05-18T18:52:23</meta:creation-date>
    <meta:generator>Emacs 26.3 (Org mode 9.3.6)</meta:generator>
    <meta:keyword/>
    <dc:subject/>
    <dc:title>Org File 1</dc:title>
  </office:meta>
</office:document-meta>
</file>